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1000001F05A786CCEA466CB0A.jpg" manifest:media-type="image/jpeg"/>
  <manifest:file-entry manifest:full-path="Pictures/10000000000001F400000122A289821E6E8D4A18.jpg" manifest:media-type="image/jpeg"/>
  <manifest:file-entry manifest:full-path="Pictures/10000000000001F400000121D9F1BE755EB7539D.jpg" manifest:media-type="image/jpeg"/>
  <manifest:file-entry manifest:full-path="Pictures/10000201000001900000019071E6999117ADCA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4c7dc" draw:textarea-horizontal-align="justify" draw:textarea-vertical-align="middle" draw:auto-grow-height="false" fo:min-height="14.836cm" fo:min-width="18.98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1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2.29cm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text-properties fo:font-size="24pt"/>
    </style:style>
    <style:style style:name="P3" style:family="paragraph">
      <loext:graphic-properties draw:fill="none" draw:fill-color="#ffffff"/>
      <style:paragraph-properties style:writing-mode="lr-tb"/>
      <style:text-properties fo:font-size="24pt" fo:font-weight="bold"/>
    </style:style>
    <style:style style:name="P4" style:family="paragraph">
      <style:paragraph-properties fo:text-align="center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 draw:fill-color="#ffffff"/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481cm" svg:height="15.086cm" svg:x="0.333cm" svg:y="0.07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33cm" svg:height="1.195cm" svg:x="12.944cm" svg:y="12.856cm">
          <draw:text-box>
            <text:p text:style-name="P2"><text:span text:style-name="T1">Ordinateur</text:span></text:p>
          </draw:text-box>
        </draw:frame>
        <draw:frame draw:style-name="gr3" draw:text-style-name="P4" xml:id="id2" draw:id="id2" draw:layer="layout" svg:width="6.223cm" svg:height="6.223cm" svg:x="25.1cm" svg:y="3.677cm">
          <draw:image xlink:href="Pictures/10000201000001900000019071E6999117ADCA8D.png" xlink:type="simple" xlink:show="embed" xlink:actuate="onLoad" loext:mime-type="image/png">
            <text:p/>
          </draw:image>
        </draw:frame>
        <draw:frame draw:style-name="gr4" draw:text-style-name="P6" draw:layer="layout" svg:width="4.198cm" svg:height="0.962cm" svg:x="26.112cm" svg:y="10.097cm">
          <draw:text-box>
            <text:p text:style-name="P5"><text:span text:style-name="T2">Gramophone</text:span></text:p>
          </draw:text-box>
        </draw:frame>
        <draw:frame draw:style-name="gr3" draw:text-style-name="P4" xml:id="id3" draw:id="id3" draw:layer="layout" svg:width="9.506cm" svg:height="5.494cm" svg:x="0.762cm" svg:y="0.415cm">
          <draw:image xlink:href="Pictures/10000000000001F400000121D9F1BE755EB7539D.jpg" xlink:type="simple" xlink:show="embed" xlink:actuate="onLoad" loext:mime-type="image/jpeg">
            <text:p/>
          </draw:image>
        </draw:frame>
        <draw:frame draw:style-name="gr4" draw:text-style-name="P6" draw:layer="layout" svg:width="4.795cm" svg:height="0.962cm" svg:x="3.118cm" svg:y="5.997cm">
          <draw:text-box>
            <text:p text:style-name="P5"><text:span text:style-name="T2">Faust Web IDE</text:span></text:p>
          </draw:text-box>
        </draw:frame>
        <draw:frame draw:style-name="gr3" draw:text-style-name="P4" xml:id="id4" draw:id="id4" draw:layer="layout" svg:width="9.525cm" svg:height="5.525cm" svg:x="0.743cm" svg:y="8.415cm">
          <draw:image xlink:href="Pictures/10000000000001F400000122A289821E6E8D4A18.jpg" xlink:type="simple" xlink:show="embed" xlink:actuate="onLoad" loext:mime-type="image/jpeg">
            <text:p/>
          </draw:image>
        </draw:frame>
        <draw:frame draw:style-name="gr4" draw:text-style-name="P6" draw:layer="layout" svg:width="5.612cm" svg:height="0.962cm" svg:x="2.699cm" svg:y="13.997cm">
          <draw:text-box>
            <text:p text:style-name="P5"><text:span text:style-name="T2">Faust PlayGround</text:span></text:p>
          </draw:text-box>
        </draw:frame>
        <draw:frame draw:style-name="gr3" draw:text-style-name="P4" xml:id="id1" draw:id="id1" draw:layer="layout" svg:width="6.572cm" svg:height="6.559cm" svg:x="12.729cm" svg:y="3.508cm">
          <draw:image xlink:href="Pictures/10000000000001F1000001F05A786CCEA466CB0A.jpg" xlink:type="simple" xlink:show="embed" xlink:actuate="onLoad" loext:mime-type="image/jpeg">
            <text:p/>
          </draw:image>
        </draw:frame>
        <draw:frame draw:style-name="gr4" draw:text-style-name="P6" draw:layer="layout" svg:width="4.409cm" svg:height="0.962cm" svg:x="13.811cm" svg:y="10.197cm">
          <draw:text-box>
            <text:p text:style-name="P5"><text:span text:style-name="T2">GramoLoader</text:span></text:p>
          </draw:text-box>
        </draw:frame>
        <draw:connector draw:style-name="gr5" draw:text-style-name="P7" draw:layer="layout" svg:x1="19.301cm" svg:y1="6.787cm" svg:x2="25.1cm" svg:y2="6.788cm" draw:start-shape="id1" draw:start-glue-point="1" draw:end-shape="id2" draw:end-glue-point="3" svg:d="M19301 6787h2900v1h2899" svg:viewBox="0 0 5800 2">
          <text:p/>
        </draw:connector>
        <draw:frame draw:style-name="gr6" draw:text-style-name="P8" draw:layer="layout" svg:width="3.635cm" svg:height="0.962cm" svg:x="20.212cm" svg:y="6.324cm">
          <draw:text-box>
            <text:p text:style-name="P5"><text:span text:style-name="T2">Câble USB</text:span></text:p>
          </draw:text-box>
        </draw:frame>
        <draw:connector draw:style-name="gr5" draw:text-style-name="P7" draw:layer="layout" svg:x1="10.268cm" svg:y1="3.162cm" svg:x2="12.729cm" svg:y2="6.787cm" draw:start-shape="id3" draw:start-glue-point="1" draw:end-shape="id1" svg:d="M10268 3162h1231v3625h1230" svg:viewBox="0 0 2462 3626">
          <text:p/>
        </draw:connector>
        <draw:connector draw:style-name="gr5" draw:text-style-name="P7" draw:layer="layout" svg:x1="10.268cm" svg:y1="11.177cm" svg:x2="12.729cm" svg:y2="6.787cm" draw:start-shape="id4" draw:start-glue-point="1" draw:end-shape="id1" draw:end-glue-point="3" svg:d="M10268 11177h1231v-4390h1230" svg:viewBox="0 0 2462 439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1.75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09:13:51.431320066</meta:creation-date>
    <meta:generator>LibreOffice/6.4.4.2$Linux_X86_64 LibreOffice_project/40$Build-2</meta:generator>
    <dc:date>2020-07-13T11:04:50.911120011</dc:date>
    <meta:editing-duration>PT24M22S</meta:editing-duration>
    <meta:editing-cycles>5</meta:editing-cycles>
    <meta:document-statistic meta:object-count="14"/>
  </office:meta>
</office:document-meta>
</file>